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64ae64" style:font-name="Monospaced" fo:font-style="italic"/>
    </style:style>
    <style:style style:name="P2" style:family="paragraph" style:parent-style-name="Preformatted_20_Text">
      <style:text-properties fo:font-variant="normal" fo:text-transform="none" style:font-name="Monospaced" fo:font-style="normal"/>
    </style:style>
    <style:style style:name="P3" style:family="paragraph" style:parent-style-name="Preformatted_20_Text">
      <style:text-properties fo:font-variant="normal" fo:text-transform="none" fo:color="#000000" style:font-name="Times New Roman" fo:font-size="12pt" fo:font-style="normal" style:text-underline-style="none" style:font-size-asian="12pt" style:font-size-complex="12pt"/>
    </style:style>
    <style:style style:name="P4" style:family="paragraph" style:parent-style-name="Preformatted_20_Text">
      <style:text-properties fo:font-variant="normal" fo:text-transform="none" fo:color="#000000" style:font-name="Times New Roman" fo:font-size="12pt" fo:font-style="normal" style:text-underline-style="none" officeooo:paragraph-rsid="00171015" style:font-size-asian="12pt" style:font-size-complex="12pt"/>
    </style:style>
    <style:style style:name="P5" style:family="paragraph" style:parent-style-name="Preformatted_20_Text">
      <style:text-properties fo:font-variant="normal" fo:text-transform="none" fo:color="#000000" style:font-name="Times New Roman" fo:font-size="12pt" style:text-underline-style="none" style:font-size-asian="12pt" style:font-size-complex="12pt"/>
    </style:style>
    <style:style style:name="P6" style:family="paragraph" style:parent-style-name="Preformatted_20_Text">
      <style:text-properties fo:font-variant="normal" fo:text-transform="none" fo:color="#000000" style:font-name="Times New Roman" fo:font-size="12pt" fo:font-style="italic" style:text-underline-style="none" style:font-size-asian="12pt" style:font-size-complex="12pt"/>
    </style:style>
    <style:style style:name="P7" style:family="paragraph" style:parent-style-name="Preformatted_20_Text">
      <style:text-properties fo:color="#000000" style:font-name="Times New Roman" fo:font-size="12pt" style:text-underline-style="none" style:font-size-asian="12pt" style:font-size-complex="12pt"/>
    </style:style>
    <style:style style:name="P8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style:font-name="Times New Roman" fo:font-size="12pt" fo:font-style="normal" style:text-underline-style="none" style:font-size-asian="12pt" style:font-size-complex="12pt"/>
    </style:style>
    <style:style style:name="P9" style:family="paragraph" style:parent-style-name="Standard">
      <style:text-properties fo:color="#000000" style:font-name="Times New Roman" fo:font-size="12pt" style:text-underline-style="none" fo:font-weight="bold" officeooo:rsid="00171015" officeooo:paragraph-rsid="00171015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Times New Roman" fo:font-size="12pt" style:text-underline-style="none" fo:font-weight="normal" officeooo:rsid="00171015" officeooo:paragraph-rsid="00171015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Times New Roman" fo:font-size="12pt" style:text-underline-style="none" officeooo:rsid="00171015" officeooo:paragraph-rsid="00171015" style:font-size-asian="12pt" style:font-size-complex="12pt"/>
    </style:style>
    <style:style style:name="T1" style:family="text">
      <style:text-properties fo:color="#64ae64"/>
    </style:style>
    <style:style style:name="T2" style:family="text">
      <style:text-properties fo:color="#64ae64" fo:font-style="italic"/>
    </style:style>
    <style:style style:name="T3" style:family="text">
      <style:text-properties fo:font-style="italic"/>
    </style:style>
    <style:style style:name="T4" style:family="text">
      <style:text-properties fo:color="#000000"/>
    </style:style>
    <style:style style:name="T5" style:family="text">
      <style:text-properties fo:color="#000000" fo:font-style="italic"/>
    </style:style>
    <style:style style:name="T6" style:family="text">
      <style:text-properties fo:color="#000000" fo:font-style="normal"/>
    </style:style>
    <style:style style:name="T7" style:family="text">
      <style:text-properties fo:color="#000000" style:font-name="Monospaced" fo:font-style="normal"/>
    </style:style>
    <style:style style:name="T8" style:family="text">
      <style:text-properties fo:color="#5c5c5c"/>
    </style:style>
    <style:style style:name="T9" style:family="text">
      <style:text-properties fo:color="#5c5c5c" fo:font-style="italic"/>
    </style:style>
    <style:style style:name="T10" style:family="text">
      <style:text-properties fo:color="#5c5c5c" fo:font-style="normal"/>
    </style:style>
    <style:style style:name="T11" style:family="text">
      <style:text-properties fo:color="#5c5c5c" style:font-name="Monospaced" fo:font-style="normal"/>
    </style:style>
    <style:style style:name="T12" style:family="text">
      <style:text-properties fo:color="#4a55db"/>
    </style:style>
    <style:style style:name="T13" style:family="text">
      <style:text-properties fo:color="#4a55db" fo:font-style="italic"/>
    </style:style>
    <style:style style:name="T14" style:family="text">
      <style:text-properties fo:color="#4a55db" fo:font-style="normal"/>
    </style:style>
    <style:style style:name="T15" style:family="text">
      <style:text-properties fo:color="#4a55db" style:font-name="Monospaced" fo:font-style="normal"/>
    </style:style>
    <style:style style:name="T16" style:family="text">
      <style:text-properties fo:color="#32b9b9"/>
    </style:style>
    <style:style style:name="T17" style:family="text">
      <style:text-properties fo:color="#32b9b9" fo:font-style="italic"/>
    </style:style>
    <style:style style:name="T18" style:family="text">
      <style:text-properties fo:color="#32b9b9" fo:font-style="normal"/>
    </style:style>
    <style:style style:name="T19" style:family="text">
      <style:text-properties fo:color="#32b9b9" style:font-name="Monospaced" fo:font-style="normal"/>
    </style:style>
    <style:style style:name="T20" style:family="text">
      <style:text-properties fo:color="#bc8f8f"/>
    </style:style>
    <style:style style:name="T21" style:family="text">
      <style:text-properties fo:color="#bc8f8f" fo:font-style="italic"/>
    </style:style>
    <style:style style:name="T22" style:family="text">
      <style:text-properties fo:color="#bc8f8f" fo:font-style="normal"/>
    </style:style>
    <style:style style:name="T23" style:family="text">
      <style:text-properties fo:color="#bc8f8f" style:font-name="Monospaced" fo:font-style="normal"/>
    </style:style>
    <style:style style:name="T24" style:family="text">
      <style:text-properties fo:color="#ffaa00"/>
    </style:style>
    <style:style style:name="T25" style:family="text">
      <style:text-properties fo:color="#ffaa00" fo:font-style="normal"/>
    </style:style>
    <style:style style:name="T26" style:family="text">
      <style:text-properties fo:color="#ffaa00" style:font-name="Monospaced" fo:font-style="normal"/>
    </style:style>
    <style:style style:name="T27" style:family="text">
      <style:text-properties fo:font-style="normal"/>
    </style:style>
    <style:style style:name="T28" style:family="text">
      <style:text-properties style:font-name="Monospaced" fo:font-style="normal"/>
    </style:style>
    <style:style style:name="T29" style:family="text">
      <style:text-properties fo:color="#aaaaaa" fo:font-style="normal"/>
    </style:style>
    <style:style style:name="T30" style:family="text">
      <style:text-properties fo:color="#aaaaaa" style:font-name="Monospaced" fo:font-style="normal"/>
    </style:style>
    <style:style style:name="T31" style:family="text">
      <style:text-properties fo:color="#a020f0" fo:font-style="normal"/>
    </style:style>
    <style:style style:name="T32" style:family="text">
      <style:text-properties fo:color="#a020f0" style:font-name="Monospaced" fo:font-style="normal"/>
    </style:style>
    <style:style style:name="T33" style:family="text">
      <style:text-properties fo:color="#ae5cb0"/>
    </style:style>
    <style:style style:name="T34" style:family="text">
      <style:text-properties fo:color="#ae5cb0" style:text-underline-style="solid" style:text-underline-width="auto" style:text-underline-color="font-color"/>
    </style:style>
    <style:style style:name="T35" style:family="text">
      <style:text-properties fo:color="#ae5cb0" fo:font-style="normal"/>
    </style:style>
    <style:style style:name="T36" style:family="text">
      <style:text-properties fo:color="#ae5cb0" fo:font-style="normal" style:text-underline-style="solid" style:text-underline-width="auto" style:text-underline-color="font-color"/>
    </style:style>
    <style:style style:name="T37" style:family="text">
      <style:text-properties fo:color="#ae5cb0" style:font-name="Monospaced" fo:font-style="normal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unction allmargin()</text:p>
      <text:p text:style-name="P4"><text:span text:style-name="T3">Sys = ALLMARGIN(SYS) provides detailed information about the gain, phase,</text:span></text:p>
      <text:p text:style-name="P3">and delay margins and the corresponding crossover frequencies of the</text:p>
      <text:p text:style-name="P3">SISO open-loop model SYS.</text:p>
      <text:p text:style-name="P7"/>
      <text:p text:style-name="P3">The output S is a structure with the following fields:</text:p>
      <text:p text:style-name="P5"><text:s text:c="2"/><text:span text:style-name="T27">* GMF: all -180 deg crossover frequencies in rad/TimeUnit</text:span></text:p>
      <text:p text:style-name="P5"><text:s text:c="2"/><text:span text:style-name="T27">* GM: corresponding gain margins (g.m. = 1/G where G is the</text:span></text:p>
      <text:p text:style-name="P5"><text:s text:c="4"/><text:span text:style-name="T27">gain at crossover)</text:span></text:p>
      <text:p text:style-name="P5"><text:s text:c="2"/><text:span text:style-name="T27">* PMF: all 0 dB crossover frequencies (in rad/TimeUnit)</text:span></text:p>
      <text:p text:style-name="P5"><text:s text:c="2"/><text:span text:style-name="T27">* PM: corresponding <text:s/>phase margins (in degrees)</text:span></text:p>
      <text:p text:style-name="P5"><text:s text:c="2"/><text:span text:style-name="T27">* DM, DMF: delay margins (in the units specified</text:span></text:p>
      <text:p text:style-name="P5"><text:s text:c="4"/><text:span text:style-name="T27">in SYS.TimeUnit for continuous-time systems, and in multiples of</text:span></text:p>
      <text:p text:style-name="P5"><text:s text:c="4"/><text:span text:style-name="T27">the sample time for discrete-time systems) and corresponding</text:span></text:p>
      <text:p text:style-name="P5"><text:s text:c="4"/><text:span text:style-name="T27">critical frequencies</text:span></text:p>
      <text:p text:style-name="P5"><text:s text:c="2"/><text:span text:style-name="T27">* Stable: 1 if stable, 0 if unstable, and NaN</text:span></text:p>
      <text:p text:style-name="P5"><text:s text:c="4"/><text:span text:style-name="T27">if stability cannot be assessed (as in the case of most FRD systems)</text:span></text:p>
      <text:p text:style-name="P7"/>
      <text:p text:style-name="P3">Sys = ALLMARGIN(MAG,PHASE,W,TS) computes the stability margins from the</text:p>
      <text:p text:style-name="P3">frequency response data W, MAG, PHASE and the sampling time TS. ALLMARGIN</text:p>
      <text:p text:style-name="P3">expects gain values MAG in absolute units and phase values PHASE in </text:p>
      <text:p text:style-name="P3">degrees.</text:p>
      <text:p text:style-name="P7"/>
      <text:p text:style-name="P3">EXAMPLE :</text:p>
      <text:p text:style-name="P3">sys = syslin('c',(s +8)/(s^3+7*s^2+8*s+6))</text:p>
      <text:p text:style-name="P3">a = allmargin(sys1)</text:p>
      <text:p text:style-name="P7"/>
      <text:p text:style-name="P6">// References :</text:p>
      <text:p text:style-name="P3">http:<text:span text:style-name="T3">//www.scilab.org/resources/documentation ; </text:span></text:p>
      <text:p text:style-name="P3">http:<text:span text:style-name="T3">//spoken-tutorial.org/</text:span></text:p>
      <text:p text:style-name="P3">http:<text:span text:style-name="T3">//in.mathworks.com/help/control/ ; </text:span></text:p>
      <text:p text:style-name="P3">http:<text:span text:style-name="T3">//in.mathworks.com/help/control/ref/allmargin.html ;</text:span></text:p>
      <text:p text:style-name="P3">https:<text:span text:style-name="T3">//en.wikipedia.org/wiki/Control_systems;</text:span></text:p>
      <text:p text:style-name="P7"/>
      <text:p text:style-name="P3">Author (s):</text:p>
      <text:p text:style-name="P8">Sanchit Gupta &amp; Ashutosh Kumar Bhargava</text:p>
      <text:p text:style-name="P4"><text:span text:style-name="T3"/>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1S</meta:editing-duration>
    <meta:editing-cycles>3</meta:editing-cycles>
    <meta:generator>LibreOffice/5.1.3.2$Windows_x86 LibreOffice_project/644e4637d1d8544fd9f56425bd6cec110e49301b</meta:generator>
    <dc:date>2016-07-01T10:48:13.488000000</dc:date>
    <meta:document-statistic meta:table-count="0" meta:image-count="0" meta:object-count="0" meta:page-count="1" meta:paragraph-count="31" meta:word-count="189" meta:character-count="1386" meta:non-whitespace-character-count="1192"/>
    <meta:user-defined meta:name="Info 1"/>
    <meta:user-defined meta:name="Info 2"/>
    <meta:user-defined meta:name="Info 3"/>
    <meta:user-defined meta:name="Info 4"/>
  </office:meta>
</office:document-meta>
</file>